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467cm" svg:height="8.7cm" svg:x="0.04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29T15:51:18.744061870</dc:date>
    <meta:editing-duration>PT3M7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68cm" svg:height="8.701cm" xlink:href="." xlink:type="simple" chart:class="chart:scatter" chart:style-name="ch1">
        <chart:plot-area chart:style-name="ch2" chart:data-source-has-labels="both" svg:x="0.309cm" svg:y="0.174cm" svg:width="14.85cm" svg:height="8.353cm">
          <chart:coordinate-region svg:x="0.851cm" svg:y="0.373cm" svg:width="14.214cm" svg:height="7.95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0941083133185144">
                <text:p>-0.0941083133185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0314107590781279">
                <text:p>-0.03141075907812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975916761938748">
                <text:p>-0.975916761938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0941083133185124">
                <text:p>-0.0941083133185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612907053652978">
                <text:p>0.6129070536529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1775462568398">
                <text:p>0.91775462568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40880768954226">
                <text:p>0.940880768954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661311865323653">
                <text:p>0.6613118653236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453990499739546">
                <text:p>0.453990499739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218143241396544">
                <text:p>0.2181432413965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0314107590781258">
                <text:p>-0.0314107590781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50904141575037">
                <text:p>-0.50904141575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860742027003943">
                <text:p>-0.8607420270039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750111069630458">
                <text:p>-0.7501110696304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562083377852133">
                <text:p>-0.56208337785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338737920245292">
                <text:p>-0.338737920245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0941083133185162">
                <text:p>-0.09410831331851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612907053652977">
                <text:p>0.6129070536529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917754625683982">
                <text:p>0.9177546256839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82708057427456">
                <text:p>0.827080574274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661311865323653">
                <text:p>0.6613118653236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218143241396544">
                <text:p>0.2181432413965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0314107590781292">
                <text:p>-0.03141075907812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509041415750373">
                <text:p>-0.509041415750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860742027003943">
                <text:p>-0.8607420270039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750111069630458">
                <text:p>-0.750111069630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562083377852133">
                <text:p>-0.5620833778521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338737920245292">
                <text:p>-0.338737920245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0941083133185164">
                <text:p>-0.09410831331851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397147890634779">
                <text:p>0.3971478906347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612907053652977">
                <text:p>0.612907053652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917754625683982">
                <text:p>0.917754625683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82708057427456">
                <text:p>0.82708057427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661311865323653">
                <text:p>0.6613118653236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218143241396544">
                <text:p>0.2181432413965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0314107590781289">
                <text:p>-0.03141075907812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78991106039228">
                <text:p>-0.2789911060392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509041415750372">
                <text:p>-0.5090414157503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860742027003943">
                <text:p>-0.8607420270039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750111069630458">
                <text:p>-0.7501110696304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338737920245289">
                <text:p>-0.338737920245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0941083133185131">
                <text:p>-0.09410831331851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156434465040234">
                <text:p>0.1564344650402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397147890634782">
                <text:p>0.397147890634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61290705365298">
                <text:p>0.612907053652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790155012375688">
                <text:p>0.7901550123756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91775462568398">
                <text:p>0.917754625683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987688340595137">
                <text:p>0.9876883405951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940880768954226">
                <text:p>0.9408807689542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661311865323654">
                <text:p>0.6613118653236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218143241396544">
                <text:p>0.21814324139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0314107590781287">
                <text:p>-0.03141075907812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278991106039228">
                <text:p>-0.2789911060392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509041415750372">
                <text:p>-0.5090414157503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.707106781186545">
                <text:p>-0.7071067811865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860742027003941">
                <text:p>-0.8607420270039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975916761938748">
                <text:p>-0.9759167619387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89100652418837">
                <text:p>-0.891006524188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750111069630463">
                <text:p>-0.7501110696304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338737920245292">
                <text:p>-0.3387379202452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0941083133185169">
                <text:p>-0.09410831331851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156434465040227">
                <text:p>0.1564344650402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397147890634782">
                <text:p>0.397147890634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612907053652977">
                <text:p>0.6129070536529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790155012375685">
                <text:p>0.7901550123756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917754625683977">
                <text:p>0.9177546256839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987688340595137">
                <text:p>0.9876883405951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940880768954228">
                <text:p>0.9408807689542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827080574274567">
                <text:p>0.8270805742745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661311865323654">
                <text:p>0.6613118653236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453990499739551">
                <text:p>0.4539904997395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218143241396548">
                <text:p>0.2181432413965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0314107590781213">
                <text:p>-0.03141075907812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278991106039228">
                <text:p>-0.2789911060392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509041415750369">
                <text:p>-0.5090414157503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0.707106781186545">
                <text:p>-0.707106781186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